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01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figfs 的本质</text:h>
      <text:p text:style-name="P1">用户空间 <text:s text:c="4"/>写入/读取 <text:s text:c="4"/>configfs <text:s text:c="4"/>创建/配置 <text:s text:c="3"/>内核对象</text:p>
      <text:p text:style-name="P2">程序 <text:s text:c="3"/>&lt;-------------&gt; <text:s text:c="2"/>接口 <text:s text:c="3"/>&lt;-------------&gt; <text:s text:c="2"/>实例</text:p>
      <text:h text:style-name="Heading_20_2" text:outline-level="2">configfs 提供了一种从用户空间动态创建和配置内核对象的机制。</text:h>
      <text:p text:style-name="Text_20_body"/>
      <text:h text:style-name="Heading_20_1" text:outline-level="1">用户空间使用示例：</text:h>
      <text:p text:style-name="Text_20_body"># 挂载 configfs</text:p>
      <text:p text:style-name="Text_20_body">mount -t configfs none /sys/kernel/config</text:p>
      <text:p text:style-name="Text_20_body"/>
      <text:p text:style-name="Text_20_body"># 创建新配置项</text:p>
      <text:p text:style-name="Text_20_body">mkdir /sys/kernel/config/my_config/new_item</text:p>
      <text:p text:style-name="Text_20_body"/>
      <text:p text:style-name="Text_20_body"># 设置属性值</text:p>
      <text:p text:style-name="Text_20_body">echo "123" &gt; /sys/kernel/config/my_config/new_item/value</text:p>
      <text:p text:style-name="Text_20_body"/>
      <text:p text:style-name="Text_20_body"># 读取属性值</text:p>
      <text:p text:style-name="Text_20_body">cat /sys/kernel/config/my_config/new_item/value</text:p>
      <text:p text:style-name="Text_20_body"/>
      <text:p text:style-name="Text_20_body"># 删除配置项</text:p>
      <text:p text:style-name="Text_20_body">rmdir /sys/kernel/config/my_config/new_item</text:p>
      <text:h text:style-name="Heading_20_1" text:outline-level="1">实际应用场景：</text:h>
      <text:p text:style-name="Text_20_body"># 创建 USB gadget</text:p>
      <text:p text:style-name="Text_20_body">mkdir /sys/kernel/config/usb_gadget/my_gadget</text:p>
      <text:p text:style-name="Text_20_body"/>
      <text:p text:style-name="Text_20_body"># 配置 USB 属性</text:p>
      <text:p text:style-name="Text_20_body">echo "0x0483" &gt; idVendor</text:p>
      <text:p text:style-name="Text_20_body">echo "0x5740" &gt; idProduct</text:p>
      <text:p text:style-name="Text_20_body"/>
      <text:p text:style-name="Text_20_body"><text:soft-page-break/># 添加配置</text:p>
      <text:p text:style-name="Text_20_body">mkdir configs/c.1</text:p>
      <text:p text:style-name="Text_20_body"/>
      <text:h text:style-name="Heading_20_1" text:outline-level="1">主要特点：</text:h>
      <text:p text:style-name="Text_20_body"/>
      <text:p text:style-name="Text_20_body">动态性：</text:p>
      <text:p text:style-name="Text_20_body"/>
      <text:p text:style-name="Text_20_body">可以在运行时创建和删除配置项</text:p>
      <text:p text:style-name="Text_20_body">配置改变立即生效</text:p>
      <text:p text:style-name="Text_20_body"/>
      <text:p text:style-name="Text_20_body">层次结构：</text:p>
      <text:p text:style-name="Text_20_body"/>
      <text:p text:style-name="Text_20_body">支持目录形式的配置层次</text:p>
      <text:p text:style-name="Text_20_body">可以构建复杂的配置关系</text:p>
      <text:p text:style-name="Text_20_body"/>
      <text:p text:style-name="Text_20_body">安全性：</text:p>
      <text:p text:style-name="Text_20_body"/>
      <text:p text:style-name="Text_20_body">基于文件系统权限控制</text:p>
      <text:p text:style-name="Text_20_body">内核验证所有配置操作</text:p>
      <text:p text:style-name="Text_20_body"/>
      <text:p text:style-name="Text_20_body"/>
      <text:p text:style-name="Text_20_body">sysfs:</text:p>
      <text:p text:style-name="Text_20_body">- 显示已存在的内核对象</text:p>
      <text:p text:style-name="Text_20_body">- 主要用于信息展示</text:p>
      <text:p text:style-name="Text_20_body">- 有限的配置能力</text:p>
      <text:p text:style-name="Text_20_body"/>
      <text:p text:style-name="Text_20_body">configfs:</text:p>
      <text:p text:style-name="Text_20_body">- 用于创建新的内核对象</text:p>
      <text:p text:style-name="Text_20_body">- 专注于配置功能</text:p>
      <text:p text:style-name="Text_20_body">- 完整的配置生命周期管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54:48.136475511</meta:creation-date>
    <dc:date>2025-01-08T10:57:04.754628712</dc:date>
    <meta:editing-duration>PT2M17S</meta:editing-duration>
    <meta:editing-cycles>1</meta:editing-cycles>
    <meta:document-statistic meta:table-count="0" meta:image-count="0" meta:object-count="0" meta:page-count="2" meta:paragraph-count="41" meta:word-count="290" meta:character-count="734" meta:non-whitespace-character-count="662"/>
    <meta:generator>LibreOffice/7.3.7.2$Linux_X86_64 LibreOffice_project/30$Build-2</meta:generator>
  </office:meta>
</office:document-meta>
</file>